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enlo" svg:font-family="Menlo, Monaco, Consolas, 'Andale Mono', 'Ubuntu Mono', 'Courier New', monospac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ymbol" svg:font-family="Symbol" style:font-charset="x-symbol"/>
    <style:font-face style:name="Symbol1" svg:font-family="Symbol" style:font-family-generic="system" style:font-pitch="variable"/>
  </office:font-face-decls>
  <office:automatic-styles>
    <style:style style:name="P1" style:family="paragraph" style:parent-style-name="Heading_20_1">
      <style:text-properties fo:color="#e17100" loext:opacity="100%" style:font-name="Arial" fo:font-size="14pt" style:font-size-asian="14pt"/>
    </style:style>
    <style:style style:name="P2" style:family="paragraph" style:parent-style-name="Standard">
      <style:text-properties style:font-name="Arial" fo:font-size="11pt" style:font-size-asian="11pt"/>
    </style:style>
    <style:style style:name="P3" style:family="paragraph" style:parent-style-name="Standard">
      <style:text-properties officeooo:paragraph-rsid="000c0f45"/>
    </style:style>
    <style:style style:name="P4" style:family="paragraph" style:parent-style-name="Text_20_body">
      <style:text-properties officeooo:paragraph-rsid="000c0f45"/>
    </style:style>
    <style:style style:name="P5" style:family="paragraph" style:parent-style-name="Text_20_body" style:list-style-name="L1"/>
    <style:style style:name="P6" style:family="paragraph" style:parent-style-name="Heading_20_1">
      <style:paragraph-properties fo:margin-top="0cm" fo:margin-bottom="0cm" style:contextual-spacing="false" fo:break-before="page"/>
    </style:style>
    <style:style style:name="P7" style:family="paragraph" style:parent-style-name="Standard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T1" style:family="text">
      <style:text-properties style:font-name="Arial" fo:font-size="11pt" style:font-size-asian="11pt"/>
    </style:style>
    <style:style style:name="T2" style:family="text">
      <style:text-properties fo:font-variant="normal" fo:text-transform="none" fo:color="#6a9955" loext:opacity="100%" style:font-name="Menlo" fo:font-size="9.75pt" fo:letter-spacing="normal" fo:font-style="normal" fo:font-weight="normal" fo:background-color="transparent" loext:char-shading-value="0" loext:padding="0.049cm" loext:border="0.06pt solid #000000"/>
    </style:style>
    <style:style style:name="T3" style:family="text">
      <style:text-properties style:font-name="Arial" fo:font-size="11pt" officeooo:rsid="000c0f45" style:font-size-asian="11pt"/>
    </style:style>
    <style:style style:name="T4" style:family="text">
      <style:text-properties fo:font-size="11pt" style:font-size-asian="11pt"/>
    </style:style>
    <style:style style:name="T5" style:family="text">
      <style:text-properties officeooo:rsid="000c0f45"/>
    </style:style>
    <style:style style:name="T6" style:family="text">
      <style:text-properties officeooo:rsid="00098654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Documentação do Pipeline Airflow - Open Brewery</text:p>
      <text:h text:style-name="P1" text:outline-level="1">🔁 Fluxo Geral do Pipeline</text:h>
      <text:p text:style-name="P2">O pipeline segue a arquitetura em camadas Bronze → Silver → Gold. Utiliza uma DAG no Airflow para orquestrar três tarefas principais:<text:line-break/><text:line-break/>1. Bronze: Extração de dados da API Open Brewery.<text:line-break/>2. Silver: Transformação e padronização em Parquet particionado por estado.<text:line-break/>3. Gold: Agregações e geração de três arquivos CSV com insights.</text:p>
      <text:h text:style-name="P1" text:outline-level="1">🥉 Camada Bronze - Extração</text:h>
      <text:p text:style-name="P3"><text:span text:style-name="T1">A função `extract_bronze_data` coleta todos os dados da API Open Brewery usando paginação. Primeiro consulta o endpoint </text:span></text:p>
      <text:p text:style-name="P3"><text:span text:style-name="Source_20_Text"><text:span text:style-name="T2">https://api.openbrewerydb.org/v1/breweries/meta</text:span></text:span></text:p>
      <text:p text:style-name="Text_20_body"><text:span text:style-name="T1">para descobrir o total de registros. Em seguida, percorre todas as páginas </text:span><text:span text:style-name="T3">usando os parametros e página, e usando </text:span><text:span text:style-name="T1"><text:s/>`per_page=200` </text:span><text:span text:style-name="T3">para limitar o número de chamadas na API</text:span><text:span text:style-name="T1">, respeitando o limite da API. Há um delay de 1 segundo entre as requisições.<text:line-break/><text:line-break/>Se alguma chamada falhar, a URL é armazenada para tentativa posterior, </text:span><text:span text:style-name="T3">serão realizadas uma segunda tentativa apenas das URL que falharam para otimização</text:span><text:span text:style-name="T1">. Ao final, todos os dados são salvos em um único arquivo JSON na pasta `/opt/airflow/data/bronze`.</text:span></text:p>
      <text:h text:style-name="P1" text:outline-level="1">🥈 Camada Silver - Transformação</text:h>
      <text:p text:style-name="P2">A função `transform_to_silver` lê o JSON bruto da camada Bronze e transforma em DataFrame com colunas padronizadas. Realiza validação das colunas esperadas, conversão de tipos e tratamento de campos nulos.<text:line-break/><text:line-break/>Os dados são salvos em formato Parquet particionado por estado na pasta `/opt/airflow/data/silver/breweries`. Cada partição é criada como `state=NomeDoEstado`.</text:p>
      <text:p text:style-name="P2"/>
      <text:h text:style-name="P1" text:outline-level="1"><text:soft-page-break/>🥇 Camada Gold - Agregações</text:h>
      <text:p text:style-name="Text_20_body"><text:span text:style-name="T1"/></text:p>
      <text:p text:style-name="P4"><text:span text:style-name="T1">A função </text:span><text:span text:style-name="Source_20_Text"><text:span text:style-name="T4">aggregate_gold</text:span></text:span><text:span text:style-name="T1"> é responsável por consolidar e agregar os dados que foram transformados e particionados na camada Silver. Esses dados estão armazenados no formato Parquet e organizados por estado na pasta </text:span></text:p>
      <text:p text:style-name="P4"><text:span text:style-name="Source_20_Text"><text:span text:style-name="T4">data/silver/breweries</text:span></text:span><text:span text:style-name="T1">.</text:span></text:p>
      <text:p text:style-name="Text_20_body">O processo inicia localizando todos os arquivos <text:span text:style-name="Source_20_Text">.parquet</text:span> dentro da estrutura particionada (<text:span text:style-name="Source_20_Text">state=XX/breweries.parquet</text:span>). Cada um desses arquivos representa os dados de cervejarias de um determinado estado. A função então realiza a leitura desses arquivos em um loop, convertendo cada um em um <text:span text:style-name="Source_20_Text">DataFrame</text:span> pandas. Todos os DataFrames lidos com sucesso são concatenados em um único <text:span text:style-name="Source_20_Text">DataFrame</text:span> unificado.</text:p>
      <text:p text:style-name="Text_20_body">Com os dados unificados em memória, são executadas três agregações distintas:</text:p>
      <text:list text:style-name="L1">
        <text:list-item>
          <text:p text:style-name="P5"><text:span text:style-name="Strong_20_Emphasis">Por tipo de cervejaria</text:span><text:line-break/>Agrupa os dados pela coluna <text:span text:style-name="Source_20_Text">brewery_type</text:span> e conta quantas cervejarias existem de cada tipo.<text:line-break/>Resultado salvo em: <text:span text:style-name="Source_20_Text">brewery_count_by_type.csv</text:span></text:p>
        </text:list-item>
        <text:list-item>
          <text:p text:style-name="P5"><text:span text:style-name="Strong_20_Emphasis">Por estado</text:span><text:line-break/>Agrupa os dados pela coluna <text:span text:style-name="Source_20_Text">state</text:span> para contar quantas cervejarias existem por estado.<text:line-break/>Resultado salvo em: <text:span text:style-name="Source_20_Text">brewery_count_by_state.csv</text:span></text:p>
        </text:list-item>
        <text:list-item>
          <text:p text:style-name="P5"><text:span text:style-name="Strong_20_Emphasis">Por tipo de cervejaria e estado</text:span><text:line-break/>Agrupamento duplo por <text:span text:style-name="Source_20_Text">brewery_type</text:span> e <text:span text:style-name="Source_20_Text">state</text:span>, retornando a contagem de cada tipo de cervejaria por estado.<text:line-break/>Resultado salvo em: <text:span text:style-name="Source_20_Text">brewery_count_by_type_and_state.csv</text:span></text:p>
        </text:list-item>
        <text:list-item>
          <text:p text:style-name="P5"><text:span text:style-name="Source_20_Text"/></text:p>
        </text:list-item>
      </text:list>
      <text:p text:style-name="Text_20_body">Todos os arquivos gerados são salvos na pasta <text:span text:style-name="Source_20_Text">data/gold</text:span>, completando assim a camada Gold do pipeline.</text:p>
      <text:p text:style-name="Text_20_body">Além disso, a função possui tratamento de erros detalhado: se algum arquivo Parquet não puder ser lido, o erro é logado e o processo segue com os arquivos restantes. O mesmo vale para problemas nas etapas de agregação e escrita dos arquivos. Esse controle garante a resiliência do pipeline, mantendo a execução mesmo que ocorram falhas pontuais.</text:p>
      <text:p text:style-name="Standard"><text:span text:style-name="T1"/></text:p>
      <text:h text:style-name="P1" text:outline-level="1"><text:soft-page-break/>🚨 Tratamento de Erros</text:h>
      <text:p text:style-name="P2">Todas as funções estão protegidas por blocos `try/except`. Em caso de falha, logs são gerados com `logging.error()` e mensagens detalhadas são armazenadas usando `traceback.format_exc()`. Isso garante que falhas em partes isoladas do processo não interrompam a execução completa.<text:line-break/><text:line-break/>Exemplos de erros tratados:<text:line-break/>- Falha na chamada de API<text:line-break/>- Problemas na leitura/escrita de arquivos Parquet<text:line-break/>- Dados ausentes ou colunas inconsistentes</text:p>
      <text:h text:style-name="P1" text:outline-level="1">🧩 DAG do Airflow</text:h>
      <text:p text:style-name="P2">A DAG é definida com o ID `brewery_pipeline_bronze_silver_gold`, desativando `catchup` e <text:span text:style-name="T5">com</text:span> agendamento automático <text:span text:style-name="T5">1 vez ao dia.</text:span> (`schedule_interval=<text:span text:style-name="T5">@daily</text:span>`). As tasks são:<text:line-break/><text:line-break/>- `extract_bronze_data`<text:line-break/>- `transform_to_silver`<text:line-break/>- `aggregate_breweries`<text:line-break/><text:line-break/>A ordem de execução é sequencial: Bronze → Silver → Gold.</text:p>
      <text:p text:style-name="Standard"/>
      <text:h text:style-name="Heading_20_1" text:outline-level="1"/>
      <text:p text:style-name="Standard"/>
      <text:h text:style-name="P6" text:outline-level="1">📘 Anexo Técnico - Projeto Breweries Case</text:h>
      <text:h text:style-name="Heading_20_1" text:outline-level="1">📘 Documentação Técnica - Projeto Breweries Case</text:h>
      <text:h text:style-name="Heading_20_2" text:outline-level="2">🚀 Como Iniciar o Projeto</text:h>
      <text:p text:style-name="Standard">1. Clone o repositório:<text:line-break/>```<text:line-break/>git clone git@github.com:mateusf97/breweries_case.git<text:line-break/>cd breweries_case<text:line-break/>```<text:line-break/><text:line-break/>2. Dê permissão de leitura e escrita para as pastas essenciais:<text:line-break/>```<text:line-break/>chmod -R 777 ./logs ./data ./dags<text:line-break/>```<text:line-break/><text:line-break/>3. Suba o projeto com Docker Compose (no Linux):<text:line-break/>```<text:line-break/>docker compose up --build<text:line-break/>```<text:line-break/><text:line-break/>4. Acesse a página web em:<text:line-break/>```<text:line-break/>http://localhost:8<text:span text:style-name="T6">088</text:span><text:line-break/>```<text:line-break/><text:line-break/>**Login padrão:**<text:line-break/>```<text:line-break/>Usuário: Admin<text:line-break/>Senha: admin<text:line-break/>```</text:p>
      <text:h text:style-name="Heading_20_2" text:outline-level="2">📂 Arquitetura do Pipeline</text:h>
      <text:p text:style-name="Standard">### 1️⃣ Bronze Layer<text:line-break/>- Coleta os dados da API Open Brewery com paginação.<text:line-break/>- Armazena os dados brutos em JSON.<text:line-break/>- Se falhar, tenta novamente ao final.<text:line-break/><text:soft-page-break/><text:line-break/>Trecho de código:<text:line-break/>```python<text:line-break/>for url in failed_urls:<text:line-break/> <text:s text:c="3"/>try:<text:line-break/> <text:s text:c="7"/>response = requests.get(url)<text:line-break/> <text:s text:c="7"/>response.raise_for_status()<text:line-break/> <text:s text:c="7"/>data = response.json()<text:line-break/> <text:s text:c="7"/>all_data.extend(data)<text:line-break/> <text:s text:c="7"/>logging.info(f"🔁 Retry bem-sucedido para: {url}")<text:line-break/> <text:s text:c="3"/>except Exception as e:<text:line-break/> <text:s text:c="7"/>logging.error(f"❌ Falha permanente em: {url}")<text:line-break/>```<text:line-break/><text:line-break/>### 2️⃣ Silver Layer<text:line-break/>- Converte o JSON em Parquet.<text:line-break/>- Particiona por estado.<text:line-break/>- Tipagem e limpeza de dados.<text:line-break/><text:line-break/>### 3️⃣ Gold Layer<text:line-break/>- Agrega os dados da Silver.<text:line-break/>- Gera 3 arquivos CSV:<text:line-break/> <text:s/>- brewery_count_by_type.csv<text:line-break/> <text:s/>- brewery_count_by_state.csv<text:line-break/> <text:s/>- brewery_count_by_type_and_state.csv</text:p>
      <text:h text:style-name="Heading_20_2" text:outline-level="2">📊 Página Web</text:h>
      <text:p text:style-name="Standard">Criei um mapa utilizando HTML, JavaScript e CSS que consome os dados processados e gera uma visualização interativa. Ele está disponível dentro da pasta <text:span text:style-name="Source_20_Text">html_view</text:span>, no arquivo <text:span text:style-name="Source_20_Text">.html</text:span>.<text:line-break/><text:line-break/>**Acesso:**<text:line-break/>```<text:line-break/>html_view<text:line-break/>```</text:p>
      <text:h text:style-name="Heading_20_2" text:outline-level="2"><text:soft-page-break/>📬 Sistema de Monitoramento</text:h>
      <text:p text:style-name="Standard">Airflow gera logs e envia e-mails de falha.<text:line-break/><text:line-break/>Exemplo de log:<text:line-break/>```bash<text:line-break/>❌ Erro ao ler arquivo: /opt/airflow/data/silver/breweries/state=XX/breweries.parquet<text:line-break/>```</text:p>
      <text:h text:style-name="Heading_20_2" text:outline-level="2">🧠 Tecnologias Utilizadas</text:h>
      <text:p text:style-name="Standard">- Airflow<text:line-break/>- Python<text:line-break/>- PySpark / Pandas<text:line-break/>- Parquet<text:line-break/>- Docker<text:line-break/>- Streamlit<text:line-break/>- Git</text:p>
      <text:h text:style-name="Heading_20_2" text:outline-level="2">📈 Camadas Adicionais no GOLD</text:h>
      <text:p text:style-name="Standard">Além das agregações principais, temos também:<text:line-break/>- brewery_count_by_type.csv<text:line-break/>- brewery_count_by_state.csv<text:line-break/>- brewery_count_by_type_and_state.csv</text:p>
      <text:h text:style-name="Heading_20_2" text:outline-level="2">🗂 Estrutura de Diretórios</text:h>
      <text:p text:style-name="P7">.<text:line-break/>├── data/<text:line-break/>│ <text:s text:c="2"/>├── bronze/<text:line-break/>│ <text:s text:c="2"/>├── silver/<text:line-break/>│ <text:s text:c="2"/>└── gold/<text:line-break/>├── dags/<text:line-break/>├── <text:span text:style-name="T6">html_view</text:span>/<text:line-break/>└── docker-compose.yml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enlo" svg:font-family="Menlo, Monaco, Consolas, 'Andale Mono', 'Ubuntu Mono', 'Courier New', monospac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ymbol" svg:font-family="Symbol" style:font-charset="x-symbol"/>
    <style:font-face style:name="Symbol1" svg:font-family="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mbria" fo:font-size="11pt" fo:language="en" fo:country="US" style:letter-kerning="false" style:font-name-asian="DejaVu Sans" style:font-size-asian="11pt" style:language-asian="en" style:country-asian="US" style:font-name-complex="Noto Sans Arabic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lr-tb"/>
      <style:text-properties style:use-window-font-color="true" loext:opacity="0%" style:font-name="Cambria" fo:font-size="11pt" fo:language="en" fo:country="US" style:letter-kerning="false" style:font-name-asian="DejaVu Sans" style:font-size-asian="11pt" style:language-asian="en" style:country-asian="US" style:font-name-complex="Noto Sans Arabic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fo:hyphenation-ladder-count="no-limit" fo:hyphenation-keep="page" loext:hyphenation-keep-type="column" style:writing-mode="lr-tb"/>
      <style:text-properties style:use-window-font-color="true" loext:opacity="0%" style:font-name="Cambria" fo:font-family="Cambria" style:font-family-generic="roman" style:font-pitch="variable" fo:font-size="11pt" fo:language="en" fo:country="US" style:letter-kerning="false" style:font-name-asian="DejaVu Sans" style:font-family-asian="'DejaVu Sans'" style:font-family-generic-asian="system" style:font-pitch-asian="variable" style:font-size-asian="11pt" style:language-asian="en" style:country-asian="US" style:font-name-complex="Noto Sans Arabic" style:font-family-complex="'Noto Sans Arabic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Body_20_Text_20_Char" style:class="text">
      <style:paragraph-properties fo:margin-top="0cm" fo:margin-bottom="0.212cm" style:contextual-spacing="false"/>
    </style:style>
    <style:style style:name="List" style:family="paragraph" style:parent-style-name="Standard" style:class="list">
      <style:paragraph-properties fo:margin-left="0.635cm" fo:margin-top="0cm" fo:margin-bottom="0.353cm" style:contextual-spacing="true" fo:text-indent="-0.635cm" style:auto-text-indent="false"/>
    </style:style>
    <style:style style:name="Caption" style:family="paragraph" style:parent-style-name="Standard" style:next-style-name="Standard" style:class="extra">
      <style:paragraph-properties fo:line-height="100%"/>
      <style:text-properties fo:color="#4f81bd" loext:opacity="100%" fo:font-size="9pt" fo:font-weight="bold" style:font-size-asian="9pt" style:font-weight-asian="bold" style:font-size-complex="9pt" style:font-weight-complex="bold">
        <loext:char-complex-color loext:theme-type="accent1" loext:color-type="theme"/>
      </style:text-properties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0.847cm" fo:margin-bottom="0cm" style:contextual-spacing="false" fo:keep-together="always" fo:keep-with-next="always"/>
      <style:text-properties fo:color="#365f91" loext:opacity="100%" style:font-name="Calibri" fo:font-family="Calibri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Noto Sans Arabic" style:font-family-complex="'Noto Sans Arabic'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3pt" fo:font-weight="bold" style:font-name-asian="DejaVu Sans" style:font-family-asian="'DejaVu Sans'" style:font-family-generic-asian="system" style:font-pitch-asian="variable" style:font-size-asian="13pt" style:font-weight-asian="bold" style:font-name-complex="Noto Sans Arabic" style:font-family-complex="'Noto Sans Arabic'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weight="bold" style:font-name-asian="DejaVu Sans" style:font-family-asian="'DejaVu Sans'" style:font-family-generic-asian="system" style:font-pitch-asian="variable" style:font-weight-asian="bold" style:font-name-complex="Noto Sans Arabic" style:font-family-complex="'Noto Sans Arabic'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tyle="italic" fo:font-weight="bold" style:font-name-asian="DejaVu Sans" style:font-family-asian="'DejaVu Sans'" style:font-family-generic-asian="system" style:font-pitch-asian="variable" style:font-style-asian="italic" style:font-weight-asian="bold" style:font-name-complex="Noto Sans Arabic" style:font-family-complex="'Noto Sans Arabic'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text">
      <style:paragraph-properties fo:margin-top="0.353cm" fo:margin-bottom="0cm" style:contextual-spacing="false" fo:keep-together="always" fo:keep-with-next="always"/>
      <style:text-properties fo:color="#243f60" loext:opacity="100%" style:font-name="Calibri" fo:font-family="Calibri" style:font-family-generic="roman" style:font-pitch="variable" style:font-name-asian="DejaVu Sans" style:font-family-asian="'DejaVu Sans'" style:font-family-generic-asian="system" style:font-pitch-asian="variable" style:font-name-complex="Noto Sans Arabic" style:font-family-complex="'Noto Sans Arabic'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text">
      <style:paragraph-properties fo:margin-top="0.353cm" fo:margin-bottom="0cm" style:contextual-spacing="false" fo:keep-together="always" fo:keep-with-next="always"/>
      <style:text-properties fo:color="#243f60" loext:opacity="100%" style:font-name="Calibri" fo:font-family="Calibri" style:font-family-generic="roman" style:font-pitch="variable" fo:font-style="italic" style:font-name-asian="DejaVu Sans" style:font-family-asian="'DejaVu Sans'" style:font-family-generic-asian="system" style:font-pitch-asian="variable" style:font-style-asian="italic" style:font-name-complex="Noto Sans Arabic" style:font-family-complex="'Noto Sans Arabic'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text">
      <style:paragraph-properties fo:margin-top="0.353cm" fo:margin-bottom="0cm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tyle="italic" style:font-name-asian="DejaVu Sans" style:font-family-asian="'DejaVu Sans'" style:font-family-generic-asian="system" style:font-pitch-asian="variable" style:font-style-asian="italic" style:font-name-complex="Noto Sans Arabic" style:font-family-complex="'Noto Sans Arabic'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0pt" style:font-name-asian="DejaVu Sans" style:font-family-asian="'DejaVu Sans'" style:font-family-generic-asian="system" style:font-pitch-asian="variable" style:font-size-asian="10pt" style:font-name-complex="Noto Sans Arabic" style:font-family-complex="'Noto Sans Arabic'" style:font-family-generic-complex="system" style:font-pitch-complex="variable" style:font-size-complex="10pt">
        <loext:char-complex-color loext:theme-type="accent1" loext:color-type="theme"/>
      </style:text-properties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text">
      <style:paragraph-properties fo:margin-top="0.353cm" fo:margin-bottom="0cm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ize="10pt" fo:font-style="italic" style:font-name-asian="DejaVu Sans" style:font-family-asian="'DejaVu Sans'" style:font-family-generic-asian="system" style:font-pitch-asian="variable" style:font-size-asian="10pt" style:font-style-asian="italic" style:font-name-complex="Noto Sans Arabic" style:font-family-complex="'Noto Sans Arabic'" style:font-family-generic-complex="system" style:font-pitch-complex="variable" style:font-size-complex="10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Título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Índice" style:family="paragraph" style:parent-style-name="Standard">
      <style:paragraph-properties text:number-lines="false" text:line-number="0"/>
      <style:text-properties style:font-name-complex="Noto Sans Devanagari1" style:font-family-complex="'Noto Sans Devanagari'" style:font-family-generic-complex="system" style:font-pitch-complex="variable"/>
    </style:style>
    <style:style style:name="Cabeçalho_20_e_20_rodapé" style:display-name="Cabeçalho e rodapé" style:family="paragraph" style:parent-style-name="Standard"/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No_20_Spacing" style:display-name="No Spacing" style:family="paragraph">
      <style:paragraph-properties fo:margin-top="0cm" fo:margin-bottom="0cm" style:contextual-spacing="false" fo:line-height="100%" fo:text-align="start" style:justify-single-word="false" fo:orphans="2" fo:widows="2" fo:hyphenation-ladder-count="no-limit" fo:hyphenation-keep="auto" loext:hyphenation-keep-type="column" style:writing-mode="lr-tb"/>
      <style:text-properties style:use-window-font-color="true" loext:opacity="0%" style:font-name="Cambria" fo:font-family="Cambria" style:font-family-generic="roman" style:font-pitch="variable" fo:font-size="11pt" fo:language="en" fo:country="US" style:letter-kerning="false" style:font-name-asian="DejaVu Sans" style:font-family-asian="'DejaVu Sans'" style:font-family-generic-asian="system" style:font-pitch-asian="variable" style:font-size-asian="11pt" style:language-asian="en" style:country-asian="US" style:font-name-complex="Noto Sans Arabic" style:font-family-complex="'Noto Sans Arabic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itle" style:family="paragraph" style:parent-style-name="Standard" style:next-style-name="Standard" loext:linked-style-name="Title_20_Char" style:class="chapter">
      <style:paragraph-properties fo:margin-top="0cm" fo:margin-bottom="0.529cm" style:contextual-spacing="true" fo:line-height="100%" fo:padding-left="0cm" fo:padding-right="0cm" fo:padding-top="0cm" fo:padding-bottom="0.141cm" fo:border-left="none" fo:border-right="none" fo:border-top="none" fo:border-bottom="0.99pt solid #4f81bd"/>
      <style:text-properties fo:color="#17365d" loext:opacity="100%" style:font-name="Calibri" fo:font-family="Calibri" style:font-family-generic="roman" style:font-pitch="variable" fo:font-size="26pt" fo:letter-spacing="0.009cm" style:letter-kerning="true" style:font-name-asian="DejaVu Sans" style:font-family-asian="'DejaVu Sans'" style:font-family-generic-asian="system" style:font-pitch-asian="variable" style:font-size-asian="26pt" style:font-name-complex="Noto Sans Arabic" style:font-family-complex="'Noto Sans Arabic'" style:font-family-generic-complex="system" style:font-pitch-complex="variable" style:font-size-complex="26pt">
        <loext:char-complex-color loext:theme-type="dark2" loext:color-type="theme">
          <loext:transformation loext:type="shade" loext:value="2509"/>
        </loext:char-complex-color>
      </style:text-properties>
    </style:style>
    <style:style style:name="Subtitle" style:family="paragraph" style:parent-style-name="Standard" style:next-style-name="Standard" loext:linked-style-name="Subtitle_20_Char" style:class="chapter">
      <style:text-properties fo:color="#4f81bd" loext:opacity="100%" style:font-name="Calibri" fo:font-family="Calibri" style:font-family-generic="roman" style:font-pitch="variable" fo:font-size="12pt" fo:letter-spacing="0.026cm" fo:font-style="italic" style:font-name-asian="DejaVu Sans" style:font-family-asian="'DejaVu Sans'" style:font-family-generic-asian="system" style:font-pitch-asian="variable" style:font-size-asian="12pt" style:font-style-asian="italic" style:font-name-complex="Noto Sans Arabic" style:font-family-complex="'Noto Sans Arabic'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List_20_Paragraph" style:display-name="List Paragraph" style:family="paragraph" style:parent-style-name="Standard">
      <style:paragraph-properties fo:margin-left="1.27cm" fo:margin-top="0cm" fo:margin-bottom="0.353cm" style:contextual-spacing="true"/>
    </style:style>
    <style:style style:name="Body_20_Text_20_2" style:display-name="Body Text 2" style:family="paragraph" style:parent-style-name="Standard" loext:linked-style-name="Body_20_Text_20_2_20_Char">
      <style:paragraph-properties fo:margin-top="0cm" fo:margin-bottom="0.212cm" style:contextual-spacing="false" fo:line-height="200%"/>
    </style:style>
    <style:style style:name="Body_20_Text_20_3" style:display-name="Body Text 3" style:family="paragraph" style:parent-style-name="Standard" loext:linked-style-name="Body_20_Text_20_3_20_Char">
      <style:paragraph-properties fo:margin-top="0cm" fo:margin-bottom="0.212cm" style:contextual-spacing="false"/>
      <style:text-properties fo:font-size="8pt" style:font-size-asian="8pt" style:font-size-complex="8pt"/>
    </style:style>
    <style:style style:name="List_20_2_20__28_WW_29_" style:display-name="List 2 (WW)" style:family="paragraph" style:parent-style-name="Standard">
      <style:paragraph-properties fo:margin-left="1.27cm" fo:margin-top="0cm" fo:margin-bottom="0.353cm" style:contextual-spacing="true" fo:text-indent="-0.635cm" style:auto-text-indent="false"/>
    </style:style>
    <style:style style:name="List_20_3_20__28_WW_29_" style:display-name="List 3 (WW)" style:family="paragraph" style:parent-style-name="Standard">
      <style:paragraph-properties fo:margin-left="1.905cm" fo:margin-top="0cm" fo:margin-bottom="0.353cm" style:contextual-spacing="true" fo:text-indent="-0.635cm" style:auto-text-indent="false"/>
    </style:style>
    <style:style style:name="List_20_1" style:display-name="List 1" style:family="paragraph" style:parent-style-name="Standard" style:list-style-name="WWNum1" style:list-level="1" style:class="list">
      <style:paragraph-properties fo:margin-top="0cm" fo:margin-bottom="0.353cm" style:contextual-spacing="true"/>
    </style:style>
    <style:style style:name="List_20_2" style:display-name="List 2" style:family="paragraph" style:parent-style-name="Standard" style:list-style-name="WWNum2" style:list-level="1" style:class="list">
      <style:paragraph-properties fo:margin-top="0cm" fo:margin-bottom="0.353cm" style:contextual-spacing="true"/>
    </style:style>
    <style:style style:name="List_20_3" style:display-name="List 3" style:family="paragraph" style:parent-style-name="Standard" style:list-style-name="WWNum3" style:list-level="1" style:class="list">
      <style:paragraph-properties fo:margin-top="0cm" fo:margin-bottom="0.353cm" style:contextual-spacing="true"/>
    </style:style>
    <style:style style:name="Numbering_20_1" style:display-name="Numbering 1" style:family="paragraph" style:parent-style-name="Standard" style:list-style-name="WWNum4" style:list-level="1" style:class="list">
      <style:paragraph-properties fo:margin-top="0cm" fo:margin-bottom="0.353cm" style:contextual-spacing="true"/>
    </style:style>
    <style:style style:name="Numbering_20_2" style:display-name="Numbering 2" style:family="paragraph" style:parent-style-name="Standard" style:list-style-name="WWNum5" style:list-level="1" style:class="list">
      <style:paragraph-properties fo:margin-top="0cm" fo:margin-bottom="0.353cm" style:contextual-spacing="true"/>
    </style:style>
    <style:style style:name="Numbering_20_3" style:display-name="Numbering 3" style:family="paragraph" style:parent-style-name="Standard" style:list-style-name="WWNum6" style:list-level="1" style:class="list">
      <style:paragraph-properties fo:margin-top="0cm" fo:margin-bottom="0.353cm" style:contextual-spacing="true"/>
    </style:style>
    <style:style style:name="List_20_1_20_Cont." style:display-name="List 1 Cont." style:family="paragraph" style:parent-style-name="Standard" style:class="list">
      <style:paragraph-properties fo:margin-left="0.635cm" fo:margin-top="0cm" fo:margin-bottom="0.212cm" style:contextual-spacing="true"/>
    </style:style>
    <style:style style:name="List_20_2_20_Cont." style:display-name="List 2 Cont." style:family="paragraph" style:parent-style-name="Standard" style:class="list">
      <style:paragraph-properties fo:margin-left="1.27cm" fo:margin-top="0cm" fo:margin-bottom="0.212cm" style:contextual-spacing="true"/>
    </style:style>
    <style:style style:name="List_20_3_20_Cont." style:display-name="List 3 Cont." style:family="paragraph" style:parent-style-name="Standard" style:class="list">
      <style:paragraph-properties fo:margin-left="1.905cm" fo:margin-top="0cm" fo:margin-bottom="0.212cm" style:contextual-spacing="true"/>
    </style:style>
    <style:style style:name="macro" style:family="paragraph" loext:linked-style-name="Macro_20_Text_20_Char">
      <style:paragraph-properties fo:margin-top="0cm" fo:margin-bottom="0.353cm" style:contextual-spacing="false" fo:line-height="115%" fo:text-align="start" style:justify-single-word="false" fo:orphans="2" fo:widows="2" fo:hyphenation-ladder-count="no-limit" fo:hyphenation-keep="auto" loext:hyphenation-keep-type="column" style:writing-mode="lr-tb">
        <style:tab-stops>
          <style:tab-stop style:position="1.016cm"/>
          <style:tab-stop style:position="2.032cm"/>
          <style:tab-stop style:position="3.048cm"/>
          <style:tab-stop style:position="4.064cm"/>
          <style:tab-stop style:position="5.08cm"/>
          <style:tab-stop style:position="6.096cm"/>
          <style:tab-stop style:position="7.112cm"/>
        </style:tab-stops>
      </style:paragraph-properties>
      <style:text-properties style:use-window-font-color="true" loext:opacity="0%" style:font-name="Courier" fo:font-family="Courier" style:font-family-generic="roman" style:font-pitch="variable" fo:font-size="10pt" fo:language="en" fo:country="US" style:letter-kerning="false" style:font-name-asian="DejaVu Sans" style:font-family-asian="'DejaVu Sans'" style:font-family-generic-asian="system" style:font-pitch-asian="variable" style:font-size-asian="10pt" style:language-asian="en" style:country-asian="US" style:font-name-complex="Noto Sans Arabic" style:font-family-complex="'Noto Sans Arabic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Quote" style:family="paragraph" style:parent-style-name="Standard" style:next-style-name="Standard" loext:linked-style-name="Quote_20_Char">
      <style:text-properties fo:color="#000000" loext:opacity="100%" fo:font-style="italic" style:font-style-asian="italic" style:font-style-complex="italic">
        <loext:char-complex-color loext:theme-type="dark1" loext:color-type="theme"/>
      </style:text-properties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1.651cm" fo:margin-right="1.651cm" fo:margin-top="0.353cm" fo:margin-bottom="0.494cm" style:contextual-spacing="false" fo:padding-left="0cm" fo:padding-right="0cm" fo:padding-top="0cm" fo:padding-bottom="0.141cm" fo:border-left="none" fo:border-right="none" fo:border-top="none" fo:border-bottom="0.51pt solid #4f81bd"/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Index_20_Heading" style:display-name="Index Heading" style:family="paragraph" style:parent-style-name="Título" style:class="index"/>
    <style:style style:name="Contents_20_Heading" style:display-name="Contents Heading" style:family="paragraph" style:parent-style-name="Heading_20_1" style:next-style-name="Standard" style:default-outline-level="" style:class="index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365f91" loext:opacity="100%" style:font-name="Calibri" fo:font-family="Calibri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Noto Sans Arabic" style:font-family-complex="'Noto Sans Arabic'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">
      <style:text-properties fo:color="#4f81bd" loext:opacity="100%" style:font-name="Calibri" fo:font-family="Calibri" style:font-family-generic="roman" style:font-pitch="variable" fo:font-size="13pt" fo:font-weight="bold" style:font-name-asian="DejaVu Sans" style:font-family-asian="'DejaVu Sans'" style:font-family-generic-asian="system" style:font-pitch-asian="variable" style:font-size-asian="13pt" style:font-weight-asian="bold" style:font-name-complex="Noto Sans Arabic" style:font-family-complex="'Noto Sans Arabic'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3_20_Char" style:display-name="Heading 3 Char" style:family="text" style:parent-style-name="Default_20_Paragraph_20_Font">
      <style:text-properties fo:color="#4f81bd" loext:opacity="100%" style:font-name="Calibri" fo:font-family="Calibri" style:font-family-generic="roman" style:font-pitch="variable" fo:font-weight="bold" style:font-name-asian="DejaVu Sans" style:font-family-asian="'DejaVu Sans'" style:font-family-generic-asian="system" style:font-pitch-asian="variable" style:font-weight-asian="bold" style:font-name-complex="Noto Sans Arabic" style:font-family-complex="'Noto Sans Arabic'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Title_20_Char" style:display-name="Title Char" style:family="text" style:parent-style-name="Default_20_Paragraph_20_Font">
      <style:text-properties fo:color="#17365d" loext:opacity="100%" style:font-name="Calibri" fo:font-family="Calibri" style:font-family-generic="roman" style:font-pitch="variable" fo:font-size="26pt" fo:letter-spacing="0.009cm" style:letter-kerning="true" style:font-name-asian="DejaVu Sans" style:font-family-asian="'DejaVu Sans'" style:font-family-generic-asian="system" style:font-pitch-asian="variable" style:font-size-asian="26pt" style:font-name-complex="Noto Sans Arabic" style:font-family-complex="'Noto Sans Arabic'" style:font-family-generic-complex="system" style:font-pitch-complex="variable" style:font-size-complex="26pt">
        <loext:char-complex-color loext:theme-type="dark2" loext:color-type="theme">
          <loext:transformation loext:type="shade" loext:value="2509"/>
        </loext:char-complex-color>
      </style:text-properties>
    </style:style>
    <style:style style:name="Subtitle_20_Char" style:display-name="Subtitle Char" style:family="text" style:parent-style-name="Default_20_Paragraph_20_Font">
      <style:text-properties fo:color="#4f81bd" loext:opacity="100%" style:font-name="Calibri" fo:font-family="Calibri" style:font-family-generic="roman" style:font-pitch="variable" fo:font-size="12pt" fo:letter-spacing="0.026cm" fo:font-style="italic" style:font-name-asian="DejaVu Sans" style:font-family-asian="'DejaVu Sans'" style:font-family-generic-asian="system" style:font-pitch-asian="variable" style:font-size-asian="12pt" style:font-style-asian="italic" style:font-name-complex="Noto Sans Arabic" style:font-family-complex="'Noto Sans Arabic'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Body_20_Text_20_Char" style:display-name="Body Text Char" style:family="text" style:parent-style-name="Default_20_Paragraph_20_Font"/>
    <style:style style:name="Body_20_Text_20_2_20_Char" style:display-name="Body Text 2 Char" style:family="text" style:parent-style-name="Default_20_Paragraph_20_Font" loext:linked-style-name="Body_20_Text_20_2"/>
    <style:style style:name="Body_20_Text_20_3_20_Char" style:display-name="Body Text 3 Char" style:family="text" style:parent-style-name="Default_20_Paragraph_20_Font" loext:linked-style-name="Body_20_Text_20_3">
      <style:text-properties fo:font-size="8pt" style:font-size-asian="8pt" style:font-size-complex="8pt"/>
    </style:style>
    <style:style style:name="Macro_20_Text_20_Char" style:display-name="Macro Text Char" style:family="text" style:parent-style-name="Default_20_Paragraph_20_Font" loext:linked-style-name="macro">
      <style:text-properties style:font-name="Courier" fo:font-family="Courier" style:font-family-generic="roman" style:font-pitch="variable" fo:font-size="10pt" style:font-size-asian="10pt" style:font-size-complex="10pt"/>
    </style:style>
    <style:style style:name="Quote_20_Char" style:display-name="Quote Char" style:family="text" style:parent-style-name="Default_20_Paragraph_20_Font" loext:linked-style-name="Quote">
      <style:text-properties fo:color="#000000" loext:opacity="100%" fo:font-style="italic" style:font-style-asian="italic" style:font-style-complex="italic">
        <loext:char-complex-color loext:theme-type="dark1" loext:color-type="theme"/>
      </style:text-properties>
    </style:style>
    <style:style style:name="Heading_20_4_20_Char" style:display-name="Heading 4 Char" style:family="text" style:parent-style-name="Default_20_Paragraph_20_Font">
      <style:text-properties fo:color="#4f81bd" loext:opacity="100%" style:font-name="Calibri" fo:font-family="Calibri" style:font-family-generic="roman" style:font-pitch="variable" fo:font-style="italic" fo:font-weight="bold" style:font-name-asian="DejaVu Sans" style:font-family-asian="'DejaVu Sans'" style:font-family-generic-asian="system" style:font-pitch-asian="variable" style:font-style-asian="italic" style:font-weight-asian="bold" style:font-name-complex="Noto Sans Arabic" style:font-family-complex="'Noto Sans Arabic'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Heading_20_5_20_Char" style:display-name="Heading 5 Char" style:family="text" style:parent-style-name="Default_20_Paragraph_20_Font">
      <style:text-properties fo:color="#243f60" loext:opacity="100%" style:font-name="Calibri" fo:font-family="Calibri" style:font-family-generic="roman" style:font-pitch="variable" style:font-name-asian="DejaVu Sans" style:font-family-asian="'DejaVu Sans'" style:font-family-generic-asian="system" style:font-pitch-asian="variable" style:font-name-complex="Noto Sans Arabic" style:font-family-complex="'Noto Sans Arabic'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6_20_Char" style:display-name="Heading 6 Char" style:family="text" style:parent-style-name="Default_20_Paragraph_20_Font">
      <style:text-properties fo:color="#243f60" loext:opacity="100%" style:font-name="Calibri" fo:font-family="Calibri" style:font-family-generic="roman" style:font-pitch="variable" fo:font-style="italic" style:font-name-asian="DejaVu Sans" style:font-family-asian="'DejaVu Sans'" style:font-family-generic-asian="system" style:font-pitch-asian="variable" style:font-style-asian="italic" style:font-name-complex="Noto Sans Arabic" style:font-family-complex="'Noto Sans Arabic'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_20_Char" style:display-name="Heading 7 Char" style:family="text" style:parent-style-name="Default_20_Paragraph_20_Font">
      <style:text-properties fo:color="#404040" loext:opacity="100%" style:font-name="Calibri" fo:font-family="Calibri" style:font-family-generic="roman" style:font-pitch="variable" fo:font-style="italic" style:font-name-asian="DejaVu Sans" style:font-family-asian="'DejaVu Sans'" style:font-family-generic-asian="system" style:font-pitch-asian="variable" style:font-style-asian="italic" style:font-name-complex="Noto Sans Arabic" style:font-family-complex="'Noto Sans Arabic'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8_20_Char" style:display-name="Heading 8 Char" style:family="text" style:parent-style-name="Default_20_Paragraph_20_Font">
      <style:text-properties fo:color="#4f81bd" loext:opacity="100%" style:font-name="Calibri" fo:font-family="Calibri" style:font-family-generic="roman" style:font-pitch="variable" fo:font-size="10pt" style:font-name-asian="DejaVu Sans" style:font-family-asian="'DejaVu Sans'" style:font-family-generic-asian="system" style:font-pitch-asian="variable" style:font-size-asian="10pt" style:font-name-complex="Noto Sans Arabic" style:font-family-complex="'Noto Sans Arabic'" style:font-family-generic-complex="system" style:font-pitch-complex="variable" style:font-size-complex="10pt">
        <loext:char-complex-color loext:theme-type="accent1" loext:color-type="theme"/>
      </style:text-properties>
    </style:style>
    <style:style style:name="Heading_20_9_20_Char" style:display-name="Heading 9 Char" style:family="text" style:parent-style-name="Default_20_Paragraph_20_Font">
      <style:text-properties fo:color="#404040" loext:opacity="100%" style:font-name="Calibri" fo:font-family="Calibri" style:font-family-generic="roman" style:font-pitch="variable" fo:font-size="10pt" fo:font-style="italic" style:font-name-asian="DejaVu Sans" style:font-family-asian="'DejaVu Sans'" style:font-family-generic-asian="system" style:font-pitch-asian="variable" style:font-size-asian="10pt" style:font-style-asian="italic" style:font-name-complex="Noto Sans Arabic" style:font-family-complex="'Noto Sans Arabic'" style:font-family-generic-complex="system" style:font-pitch-complex="variable" style:font-size-complex="10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 loext:linked-style-name="Intense_20_Quote"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Subtle_20_Emphasis" style:display-name="Subtle Emphasis" style:family="text" style:parent-style-name="Default_20_Paragraph_20_Font">
      <style:text-properties fo:color="#808080" loext:opacity="100%" fo:font-style="italic" style:font-style-asian="italic" style:font-style-complex="italic">
        <loext:char-complex-color loext:theme-type="dark1" loext:color-type="theme">
          <loext:transformation loext:type="tint" loext:value="501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Subtle_20_Reference" style:display-name="Subtle Reference" style:family="text" style:parent-style-name="Default_20_Paragraph_20_Font">
      <style:text-properties fo:font-variant="small-caps" fo:color="#c0504d" loext:opacity="100%" style:text-underline-style="solid" style:text-underline-width="auto" style:text-underline-color="font-color">
        <loext:char-complex-color loext:theme-type="accent2" loext:color-type="theme"/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c0504d" loext:opacity="100%" fo:letter-spacing="0.009cm" style:text-underline-style="solid" style:text-underline-width="auto" style:text-underline-color="font-color" fo:font-weight="bold" style:font-weight-asian="bold" style:font-weight-complex="bold">
        <loext:char-complex-color loext:theme-type="accent2" loext:color-type="theme"/>
      </style:text-properties>
    </style:style>
    <style:style style:name="Book_20_Title" style:display-name="Book Title" style:family="text" style:parent-style-name="Default_20_Paragraph_20_Font">
      <style:text-properties fo:font-variant="small-caps" fo:letter-spacing="0.009cm" fo:font-weight="bold" style:font-weight-asian="bold" style:font-weight-complex="bold"/>
    </style:style>
    <style:style style:name="ListLabel_20_1" style:display-name="ListLabel 1" style:family="text">
      <style:text-properties style:font-name="Cambria" fo:font-family="Cambria" style:font-family-generic="roman" style:font-pitch="variable" style:font-name-complex="Symbol1" style:font-family-complex="Symbol" style:font-family-generic-complex="system" style:font-pitch-complex="variable"/>
    </style:style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style:font-name="Cambria" fo:font-family="Cambria" style:font-family-generic="roman" style:font-pitch="variable" style:font-name-complex="Symbol1" style:font-family-complex="Symbol" style:font-family-generic-complex="system" style:font-pitch-complex="variable"/>
    </style:style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style:font-name="Cambria" fo:font-family="Cambria" style:font-family-generic="roman" style:font-pitch="variable" style:font-name-complex="Symbol1" style:font-family-complex="Symbol" style:font-family-generic-complex="system" style:font-pitch-complex="variable"/>
    </style:style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ListLabel_20_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text:style-name="ListLabel_20_11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12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14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15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17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18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number text:level="2" text:style-name="ListLabel_20_20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21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23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24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26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27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ListLabel_20_29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30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32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33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35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36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38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39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41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42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44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45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ListLabel_20_47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48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50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51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53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54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56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57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58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9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0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61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62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63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3-12-23T23:15:00</meta:creation-date>
    <meta:initial-creator>python-docx</meta:initial-creator>
    <dc:description>generated by python-docx</dc:description>
    <dc:language>pt-BR</dc:language>
    <dc:date>2025-05-19T02:28:15.304937327</dc:date>
    <meta:editing-cycles>6</meta:editing-cycles>
    <meta:editing-duration>PT16M7S</meta:editing-duration>
    <meta:generator>LibreOffice/24.8.7.2$Linux_X86_64 LibreOffice_project/f4f281f562fb585d46b0af5755dfe1eb6adc047f</meta:generator>
    <meta:document-statistic meta:table-count="0" meta:image-count="0" meta:object-count="0" meta:page-count="6" meta:paragraph-count="40" meta:word-count="882" meta:character-count="6050" meta:non-whitespace-character-count="5126"/>
    <meta:user-defined meta:name="AppVersion">15.0000</meta:user-defined>
    <meta:template xlink:type="simple" xlink:actuate="onRequest" xlink:title="Normal.dotm" xlink:href=""/>
  </office:meta>
</office:document-meta>
</file>